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atabas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list text:style-name="L2">
              <text:list-item>
                <text:p text:style-name="P1">User Table</text:p>
              </text:list-item>
              <text:list-item>
                <text:p text:style-name="P1">Message 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 Tab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ores:</text:p>
                <text:list>
                  <text:list-item>
                    <text:p>user_id unique</text:p>
                  </text:list-item>
                  <text:list-item>
                    <text:p>hashed_password</text:p>
                  </text:list-item>
                  <text:list-item>
                    <text:p>user_salt</text:p>
                  </text:list-item>
                  <text:list-item>
                    <text:p>list&lt;user_id&gt; friend_list</text:p>
                  </text:list-item>
                  <text:list-item>
                    <text:p>list&lt;user_id&gt; blocked_user_list</text:p>
                  </text:list-item>
                  <text:list-item>
                    <text:p>list&lt;user_id&gt; presense_in_blocked_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ssage 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ores:</text:p>
                <text:list>
                  <text:list-item>
                    <text:p>message_id unique</text:p>
                  </text:list-item>
                  <text:list-item>
                    <text:p>sender_id linked to user_id from User table</text:p>
                  </text:list-item>
                  <text:list-item>
                    <text:p>room_id</text:p>
                  </text:list-item>
                  <text:list-item>
                    <text:p>Data xml form</text:p>
                  </text:list-item>
                  <text:list-item>
                    <text:p>Time sended</text:p>
                  </text:list-item>
                  <text:list-item>
                    <text:p>Time recei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xan </meta:initial-creator>
    <meta:creation-date>2016-09-03T13:20:40.181325139</meta:creation-date>
    <meta:generator>LibreOffice/4.3.3.2$Linux_X86_64 LibreOffice_project/430m0$Build-2</meta:generator>
    <dc:date>2016-09-03T14:16:17.142306303</dc:date>
    <dc:creator>Luxan </dc:creator>
    <meta:editing-duration>PT55M32S</meta:editing-duration>
    <meta:editing-cycles>8</meta:editing-cycles>
    <meta:document-statistic meta:object-count="33"/>
  </office:meta>
</office:document-meta>
</file>